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2000000B83EA22B7EA5673FB4.jpg" manifest:media-type="image/jpeg"/>
  <manifest:file-entry manifest:full-path="Pictures/100000000000006A000000964872B91D49F080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2">
      <style:graphic-properties draw:stroke="solid" svg:stroke-width="0.026cm" svg:stroke-color="#000000" svg:stroke-opacity="100%" draw:stroke-linejoin="round" svg:stroke-linecap="square" draw:fill="solid" draw:fill-color="#99ccff" draw:textarea-horizontal-align="justify" draw:textarea-vertical-align="middle" draw:auto-grow-height="false" fo:min-height="1.691cm" fo:min-width="3.311cm" fo:padding-top="0.125cm" fo:padding-bottom="0.125cm" fo:padding-left="0.25cm" fo:padding-right="0.25cm" fo:wrap-option="no-wrap" draw:shadow-color="#808080"/>
    </style:style>
    <style:style style:name="gr2" style:family="graphic" style:parent-style-name="Default_5f_1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32cm" fo:min-width="0.08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984cm" fo:min-width="0.744cm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Default_5f_1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Default_5f_1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>
      <style:graphic-properties draw:stroke="dash" draw:stroke-dash="Dashed_20__28_var_29__20_4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2.369cm" fo:min-width="21.09cm" fo:padding-top="0.125cm" fo:padding-bottom="0.125cm" fo:padding-left="0.25cm" fo:padding-right="0.25cm" fo:wrap-option="wrap" draw:shadow-color="#808080"/>
    </style:style>
    <style:style style:name="gr12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punctuation-wrap="simple" style:line-break="strict"/>
      <style:text-properties fo:font-weight="normal" style:font-weight-asian="normal" style:font-weight-complex="normal"/>
    </style:style>
    <style:style style:name="P4" style:family="paragraph">
      <loext:graphic-properties draw:fill="solid" draw:fill-color="#99ccff"/>
      <style:paragraph-properties fo:margin-left="0cm" fo:margin-right="0cm" fo:line-height="93%" fo:text-align="center" fo:text-indent="0cm" style:punctuation-wrap="simple" style:line-break="strict" style:writing-mode="lr-tb" style:font-independent-line-spacing="true"/>
      <style:text-properties fo:font-weight="normal" style:font-weight-asian="normal" style:font-weight-complex="normal"/>
    </style:style>
    <style:style style:name="P5" style:family="paragraph">
      <loext:graphic-properties draw:fill="solid" draw:fill-color="#00e4a8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079cm" fo:margin-bottom="0cm" fo:line-height="100%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079cm" fo:margin-bottom="0cm" fo:line-height="10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margin-top="0.079cm" fo:margin-bottom="0cm" fo:line-height="100%" fo:text-align="center" fo:text-indent="0cm" style:punctuation-wrap="hanging" style:line-break="strict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margin-top="0.079cm" fo:margin-bottom="0cm" fo:line-height="100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font-name="Arial" fo:font-size="18pt" fo:language="en" fo:country="GB" fo:font-weight="normal" style:font-name-asian="Lucida Sans Unicode" style:font-size-asian="18pt" style:language-asian="en" style:country-asian="GB" style:font-weight-asian="normal" style:font-name-complex="Lucida Sans Unicode" style:font-size-complex="18pt" style:language-complex="en" style:country-complex="GB" style:font-weight-complex="normal"/>
    </style:style>
    <style:style style:name="T3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" style:family="text">
      <style:text-properties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5" style:family="text"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T6" style:family="text">
      <style:text-properties style:font-name="Arial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7" style:family="text">
      <style:text-properties style:font-name="Arial" fo:font-size="28pt" fo:language="en" fo:country="US" fo:font-weight="bold" style:font-name-asian="Arial" style:font-size-asian="28pt" style:language-asian="en" style:country-asian="US" style:font-weight-asian="bold" style:font-name-complex="Arial" style:font-size-complex="28pt" style:language-complex="en" style:country-complex="US" style:font-weight-complex="bold"/>
    </style:style>
    <style:style style:name="T8" style:family="text">
      <style:text-properties style:font-name="Arial" fo:language="en" fo:country="US" style:language-asian="en" style:country-asian="US" style:language-complex="en" style:country-complex="US"/>
    </style:style>
    <style:style style:name="T9" style:family="text">
      <style:text-properties fo:color="#000080" style:font-name="Arial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1"><text:span text:style-name="T1">Performing a Task</text:span></text:p>
              </text:list-header>
            </text:list>
          </draw:text-box>
        </draw:frame>
        <draw:custom-shape draw:style-name="gr1" draw:text-style-name="P4" draw:layer="layout" svg:width="3.81cm" svg:height="1.94cm" svg:x="9.794cm" svg:y="6.056cm">
          <text:list text:style-name="L2">
            <text:list-header>
              <text:p text:style-name="P3"><text:span text:style-name="T2">Activity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5" draw:layer="layout" svg:width="0.82cm" svg:height="0.82cm" svg:x="7.648cm" svg:y="11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244cm" svg:height="1.244cm" svg:x="7.643cm" svg:y="12.71cm">
            <text:p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7" draw:layer="layout" svg:width="2.751cm" svg:height="1.277cm" svg:x="6.894cm" svg:y="13.963cm">
          <text:list text:style-name="L3">
            <text:list-header>
              <text:p text:style-name="P6"><text:span text:style-name="T3">Ro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8.812cm" svg:y1="12.491cm" svg:x2="10.922cm" svg:y2="10.998cm">
          <text:p/>
        </draw:line>
        <draw:custom-shape draw:style-name="gr6" draw:text-style-name="P10" draw:layer="layout" svg:width="2.54cm" svg:height="3.135cm" svg:x="2.998cm" svg:y="8.169cm">
          <text:list text:style-name="L3">
            <text:list-header>
              <text:p text:style-name="P9"><text:span text:style-name="T4">Use Case</text:span></text:p>
              <text:p text:style-name="P9"><text:span text:style-name="T5">Main Scenaria</text:span></text:p>
              <text:p text:style-name="P9"><text:span text:style-name="T5">1.....</text:span></text:p>
              <text:p text:style-name="P9"><text:span text:style-name="T5">2.....</text:span></text:p>
              <text:p text:style-name="P9"><text:span text:style-name="T5">3.....</text:span></text:p>
              <text:p text:style-name="P9"><text:span text:style-name="T5">Extensions: 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11.679cm" svg:y1="8.086cm" svg:x2="11.684cm" svg:y2="9.652cm">
          <text:p/>
        </draw:line>
        <draw:frame draw:style-name="gr7" draw:text-style-name="P8" draw:layer="layout" svg:width="2.244cm" svg:height="3.175cm" svg:x="5.376cm" svg:y="8.763cm">
          <draw:image xlink:href="Pictures/100000000000006A000000964872B91D49F0804E.jpg" xlink:type="simple" xlink:show="embed" xlink:actuate="onLoad">
            <text:p/>
          </draw:image>
        </draw:frame>
        <draw:custom-shape draw:style-name="gr8" draw:text-style-name="P12" draw:layer="layout" svg:width="3.294cm" svg:height="2.447cm" svg:x="2.551cm" svg:y="13.502cm">
          <text:list text:style-name="L3">
            <text:list-header>
              <text:p text:style-name="P11"><text:span text:style-name="T6">Guidance</text:span></text:p>
              <text:p text:style-name="P11"><text:span text:style-name="T6">Standards</text:span></text:p>
              <text:p text:style-name="P11"><text:span text:style-name="T6">Templ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754cm" svg:height="1.446cm" svg:x="10.314cm" svg:y="9.552cm">
          <text:list text:style-name="L3">
            <text:list-header>
              <text:p text:style-name="P13"><text:span text:style-name="T7">Tas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8" draw:layer="layout" svg:x1="7.181cm" svg:y1="13.461cm" svg:x2="6.096cm" svg:y2="14.224cm">
          <text:p/>
        </draw:line>
        <draw:custom-shape draw:style-name="gr11" draw:text-style-name="P10" draw:layer="layout" svg:width="21.59cm" svg:height="2.619cm" svg:x="1.777cm" svg:y="3.303cm">
          <text:list text:style-name="L3">
            <text:list-header>
              <text:p text:style-name="P9"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9">p</text:span><text:span text:style-name="T9">e</text:span><text:span text:style-name="T9">o</text:span><text:span text:style-name="T9">p</text:span><text:span text:style-name="T9">l</text:span><text:span text:style-name="T9">e</text:span><text:span text:style-name="T8">,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s</text:span><text:span text:style-name="T8">o</text:span><text:span text:style-name="T8">m</text:span><text:span text:style-name="T8">e</text:span><text:span text:style-name="T8"> </text:span><text:span text:style-name="T8">i</text:span><text:span text:style-name="T8">n</text:span><text:span text:style-name="T8">p</text:span><text:span text:style-name="T8">u</text:span><text:span text:style-name="T8">t</text:span><text:span text:style-name="T8">s</text:span><text:span text:style-name="T8">,</text:span><text:span text:style-name="T8"> </text:span><text:span text:style-name="T8">a</text:span><text:span text:style-name="T8">p</text:span><text:span text:style-name="T8">p</text:span><text:span text:style-name="T8">l</text:span><text:span text:style-name="T8">y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,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o</text:span><text:span text:style-name="T8">l</text:span><text:span text:style-name="T8">s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7.874cm" svg:y1="10.409cm" svg:x2="10.314cm" svg:y2="10.414cm">
          <text:p/>
        </draw:line>
        <draw:line draw:style-name="gr5" draw:text-style-name="P8" draw:layer="layout" svg:x1="13.208cm" svg:y1="10.16cm" svg:x2="16.01cm" svg:y2="10.16cm">
          <text:p/>
        </draw:line>
        <draw:custom-shape draw:style-name="gr12" draw:text-style-name="P16" draw:layer="layout" svg:width="4.056cm" svg:height="2.372cm" svg:x="16.01cm" svg:y="9.144cm">
          <text:list text:style-name="L3">
            <text:list-header>
              <text:p text:style-name="P15"><text:span text:style-name="T3">W</text:span><text:span text:style-name="T3">o</text:span><text:span text:style-name="T3">r</text:span><text:span text:style-name="T3">k</text:span></text:p>
            </text:list-header>
            <text:list-item>
              <text:p text:style-name="P15"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4.54cm" svg:height="3.048cm" svg:x="10.192cm" svg:y="12.954cm">
          <draw:image xlink:href="Pictures/1000000000000112000000B83EA22B7EA5673FB4.jpg" xlink:type="simple" xlink:show="embed" xlink:actuate="onLoad">
            <text:p/>
          </draw:image>
        </draw:frame>
        <draw:custom-shape draw:style-name="gr14" draw:text-style-name="P7" draw:layer="layout" svg:width="1.227cm" svg:height="1.277cm" svg:x="11.479cm" svg:y="8.682cm">
          <text:list text:style-name="L3">
            <text:list-item>
              <text:p text:style-name="P6"><text:span text:style-name="T3">*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751cm" svg:height="1.277cm" svg:x="10.871cm" svg:y="16.035cm">
          <text:list text:style-name="L3">
            <text:list-header>
              <text:p text:style-name="P6"><text:span text:style-name="T3">Too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11" draw:display-name="Gradient 11" draw:style="linear" draw:start-color="#ffffff" draw:end-color="#ffcc99" draw:start-intensity="100%" draw:end-intensity="100%" draw:angle="90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 of a Task</dc:title>
    <meta:creation-date>2020-08-10T08:12:22.377721235</meta:creation-date>
    <meta:editing-cycles>4</meta:editing-cycles>
    <meta:editing-duration>PT10M3S</meta:editing-duration>
    <meta:generator>LibreOffice/6.0.7.3$Linux_X86_64 LibreOffice_project/00m0$Build-3</meta:generator>
    <dc:date>2020-08-10T08:23:06.557310678</dc:date>
    <meta:document-statistic meta:object-count="126"/>
  </office:meta>
</office:document-meta>
</file>